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Listenabsatz">
      <style:text-properties officeooo:paragraph-rsid="0021e5fc"/>
    </style:style>
    <style:style style:name="P2"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5f24e9" fo:hyphenate="false"/>
    </style:style>
    <style:style style:name="P3"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1a0c21" fo:hyphenate="false"/>
    </style:style>
    <style:style style:name="P4"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3e5e15" fo:hyphenate="false"/>
    </style:style>
    <style:style style:name="P5"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42e1fc" fo:hyphenate="false"/>
    </style:style>
    <style:style style:name="P6" style:family="paragraph" style:parent-style-name="Listenabsatz"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officeooo:paragraph-rsid="00d7a3d1" fo:hyphenate="false"/>
    </style:style>
    <style:style style:name="P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5f24e9" fo:hyphenate="false"/>
    </style:style>
    <style:style style:name="P8"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5f5578" fo:hyphenate="false"/>
    </style:style>
    <style:style style:name="P9"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60e980" fo:hyphenate="false"/>
    </style:style>
    <style:style style:name="P10"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78b7ec" fo:hyphenate="false"/>
    </style:style>
    <style:style style:name="P11"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7b1ebb" fo:hyphenate="false"/>
    </style:style>
    <style:style style:name="P12"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16991" fo:hyphenate="false"/>
    </style:style>
    <style:style style:name="P13"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6a0a9" fo:hyphenate="false"/>
    </style:style>
    <style:style style:name="P14"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830f1" fo:hyphenate="false"/>
    </style:style>
    <style:style style:name="P15"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8fa333" fo:hyphenate="false"/>
    </style:style>
    <style:style style:name="P1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9200f7" fo:hyphenate="false"/>
    </style:style>
    <style:style style:name="P1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9843eb" fo:hyphenate="false"/>
    </style:style>
    <style:style style:name="P18"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9b2de7" fo:hyphenate="false"/>
    </style:style>
    <style:style style:name="P19"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ab4fb2" fo:hyphenate="false"/>
    </style:style>
    <style:style style:name="P20"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29855" fo:hyphenate="false"/>
    </style:style>
    <style:style style:name="P21"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2ddf0" fo:hyphenate="false"/>
    </style:style>
    <style:style style:name="P22"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d0407" fo:hyphenate="false"/>
    </style:style>
    <style:style style:name="P23"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bebaa4" fo:hyphenate="false"/>
    </style:style>
    <style:style style:name="P24"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c1fba9" fo:hyphenate="false"/>
    </style:style>
    <style:style style:name="P25"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3db145" fo:hyphenate="false"/>
    </style:style>
    <style:style style:name="P2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7a3d1" fo:hyphenate="false"/>
    </style:style>
    <style:style style:name="P27"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a1ce3" fo:hyphenate="false"/>
    </style:style>
    <style:style style:name="P28" style:family="paragraph" style:parent-style-name="Listenabsatz">
      <loext:graphic-properties draw:fill="none"/>
      <style:paragraph-properties fo:margin-left="0.5in" fo:margin-right="0in" fo:hyphenation-ladder-count="no-limit" fo:text-indent="-0.5in" style:auto-text-indent="false" fo:background-color="transparent">
        <style:tab-stops/>
      </style:paragraph-properties>
      <style:text-properties officeooo:paragraph-rsid="003cefe2" fo:hyphenate="false"/>
    </style:style>
    <style:style style:name="P29" style:family="paragraph" style:parent-style-name="Listenabsatz">
      <loext:graphic-properties draw:fill="none"/>
      <style:paragraph-properties fo:margin-left="0.5in" fo:margin-right="0in" fo:hyphenation-ladder-count="no-limit" fo:text-indent="-0.5in" style:auto-text-indent="false" fo:background-color="transparent">
        <style:tab-stops/>
      </style:paragraph-properties>
      <style:text-properties officeooo:paragraph-rsid="0054e348" fo:hyphenate="false"/>
    </style:style>
    <style:style style:name="P30" style:family="paragraph" style:parent-style-name="Listenabsatz" style:master-page-name="">
      <loext:graphic-properties draw:fill="none"/>
      <style:paragraph-properties fo:margin-left="0.5in" fo:margin-right="0in" fo:hyphenation-ladder-count="no-limit" fo:text-indent="-0.5in" style:auto-text-indent="false" style:page-number="auto" fo:background-color="transparent">
        <style:tab-stops/>
      </style:paragraph-properties>
      <style:text-properties officeooo:paragraph-rsid="003cefe2" fo:hyphenate="false"/>
    </style:style>
    <style:style style:name="P31" style:family="paragraph" style:parent-style-name="Listenabsatz" style:list-style-name="L1"/>
    <style:style style:name="P32" style:family="paragraph" style:parent-style-name="Listenabsatz" style:list-style-name="L1">
      <style:text-properties officeooo:paragraph-rsid="002d8772"/>
    </style:style>
    <style:style style:name="P33" style:family="paragraph" style:parent-style-name="Listenabsatz" style:list-style-name="L1">
      <style:text-properties officeooo:paragraph-rsid="003b90f9"/>
    </style:style>
    <style:style style:name="P34" style:family="paragraph" style:parent-style-name="Listenabsatz" style:list-style-name="L1">
      <style:text-properties officeooo:paragraph-rsid="002e99b5"/>
    </style:style>
    <style:style style:name="P35" style:family="paragraph" style:parent-style-name="Listenabsatz" style:list-style-name="L1">
      <style:text-properties officeooo:paragraph-rsid="0036fc92"/>
    </style:style>
    <style:style style:name="P36" style:family="paragraph" style:parent-style-name="Listenabsatz" style:list-style-name="L1">
      <style:text-properties fo:language="de" fo:country="DE" officeooo:rsid="004a54c6" officeooo:paragraph-rsid="004a54c6"/>
    </style:style>
    <style:style style:name="P37" style:family="paragraph" style:parent-style-name="Listenabsatz" style:list-style-name="L1">
      <style:text-properties fo:language="de" fo:country="DE" officeooo:rsid="00a25098" officeooo:paragraph-rsid="00a25098"/>
    </style:style>
    <style:style style:name="P38" style:family="paragraph" style:parent-style-name="Listenabsatz" style:list-style-name="L1">
      <style:text-properties fo:language="de" fo:country="DE"/>
    </style:style>
    <style:style style:name="P39" style:family="paragraph" style:parent-style-name="Listenabsatz" style:list-style-name="L1">
      <style:text-properties fo:language="de" fo:country="DE" officeooo:rsid="00da106f" officeooo:paragraph-rsid="00da106f"/>
    </style:style>
    <style:style style:name="P40" style:family="paragraph" style:parent-style-name="Listenabsatz" style:list-style-name="L1">
      <style:text-properties fo:language="de" fo:country="DE" officeooo:rsid="00336bd9" officeooo:paragraph-rsid="00336bd9"/>
    </style:style>
    <style:style style:name="P41" style:family="paragraph" style:parent-style-name="Listenabsatz" style:list-style-name="L1">
      <style:text-properties fo:language="de" fo:country="DE" officeooo:rsid="003b4a0c" officeooo:paragraph-rsid="003b4a0c"/>
    </style:style>
    <style:style style:name="P42" style:family="paragraph" style:parent-style-name="Listenabsatz" style:list-style-name="L1">
      <style:text-properties fo:language="de" fo:country="DE" officeooo:rsid="00ba3831" officeooo:paragraph-rsid="00ba3831"/>
    </style:style>
    <style:style style:name="P43" style:family="paragraph" style:parent-style-name="Listenabsatz" style:list-style-name="L1">
      <style:text-properties fo:language="de" fo:country="DE" officeooo:rsid="002f9912" officeooo:paragraph-rsid="002f9912"/>
    </style:style>
    <style:style style:name="P44" style:family="paragraph" style:parent-style-name="Listenabsatz" style:list-style-name="L1">
      <style:text-properties fo:language="de" fo:country="DE" officeooo:rsid="0030489a" officeooo:paragraph-rsid="0030489a"/>
    </style:style>
    <style:style style:name="P45" style:family="paragraph" style:parent-style-name="Listenabsatz" style:list-style-name="L1">
      <style:text-properties fo:language="de" fo:country="DE" officeooo:rsid="00dd5a48" officeooo:paragraph-rsid="00dd5a48"/>
    </style:style>
    <style:style style:name="P46" style:family="paragraph" style:parent-style-name="Listenabsatz" style:list-style-name="L2">
      <style:text-properties officeooo:paragraph-rsid="002a4ca8"/>
    </style:style>
    <style:style style:name="P47" style:family="paragraph" style:parent-style-name="Listenabsatz" style:list-style-name="L3">
      <style:text-properties officeooo:paragraph-rsid="001a4351"/>
    </style:style>
    <style:style style:name="P48" style:family="paragraph" style:parent-style-name="Listenabsatz" style:list-style-name="L3">
      <style:text-properties officeooo:paragraph-rsid="001b56bb"/>
    </style:style>
    <style:style style:name="P49" style:family="paragraph" style:parent-style-name="Listenabsatz" style:list-style-name="L3">
      <style:text-properties officeooo:paragraph-rsid="0021e5fc"/>
    </style:style>
    <style:style style:name="P50" style:family="paragraph" style:parent-style-name="Listenabsatz" style:list-style-name="L3">
      <style:text-properties officeooo:paragraph-rsid="00227eae"/>
    </style:style>
    <style:style style:name="P51" style:family="paragraph" style:parent-style-name="Listenabsatz" style:list-style-name="L3">
      <style:text-properties officeooo:paragraph-rsid="001c6a8c"/>
    </style:style>
    <style:style style:name="P52" style:family="paragraph" style:parent-style-name="Listenabsatz" style:list-style-name="L3">
      <style:text-properties officeooo:paragraph-rsid="001dfd12"/>
    </style:style>
    <style:style style:name="P53" style:family="paragraph" style:parent-style-name="Listenabsatz" style:list-style-name="L3">
      <style:text-properties officeooo:paragraph-rsid="0025aa0d"/>
    </style:style>
    <style:style style:name="P54" style:family="paragraph" style:parent-style-name="Listenabsatz" style:list-style-name="L1" style:master-page-name="MP0">
      <style:paragraph-properties style:page-number="auto" fo:break-before="page"/>
      <style:text-properties fo:language="de" fo:country="DE" officeooo:rsid="0031e3b8" officeooo:paragraph-rsid="0031e3b8"/>
    </style:style>
    <style:style style:name="P55"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a1ce3" fo:hyphenate="false"/>
    </style:style>
    <style:style style:name="P56" style:family="paragraph" style:parent-style-name="Listenabsatz">
      <loext:graphic-properties draw:fill="none"/>
      <style:paragraph-properties fo:margin-left="0in" fo:margin-right="0in" fo:hyphenation-ladder-count="no-limit" fo:text-indent="0in" style:auto-text-indent="false" fo:background-color="transparent">
        <style:tab-stops/>
      </style:paragraph-properties>
      <style:text-properties officeooo:paragraph-rsid="00dc9180" fo:hyphenate="false"/>
    </style:style>
    <style:style style:name="T1" style:family="text">
      <style:text-properties fo:language="de" fo:country="DE"/>
    </style:style>
    <style:style style:name="T2" style:family="text">
      <style:text-properties fo:language="de" fo:country="DE" officeooo:rsid="000e4a82"/>
    </style:style>
    <style:style style:name="T3" style:family="text">
      <style:text-properties fo:language="de" fo:country="DE" officeooo:rsid="000e8867"/>
    </style:style>
    <style:style style:name="T4" style:family="text">
      <style:text-properties fo:language="de" fo:country="DE" officeooo:rsid="000fe868"/>
    </style:style>
    <style:style style:name="T5" style:family="text">
      <style:text-properties fo:language="de" fo:country="DE" officeooo:rsid="00151702"/>
    </style:style>
    <style:style style:name="T6" style:family="text">
      <style:text-properties fo:language="de" fo:country="DE" officeooo:rsid="001a0c21"/>
    </style:style>
    <style:style style:name="T7" style:family="text">
      <style:text-properties fo:language="de" fo:country="DE" officeooo:rsid="001a4351"/>
    </style:style>
    <style:style style:name="T8" style:family="text">
      <style:text-properties fo:language="de" fo:country="DE" officeooo:rsid="001b520c"/>
    </style:style>
    <style:style style:name="T9" style:family="text">
      <style:text-properties fo:language="de" fo:country="DE" officeooo:rsid="001b56bb"/>
    </style:style>
    <style:style style:name="T10" style:family="text">
      <style:text-properties fo:language="de" fo:country="DE" officeooo:rsid="001c1323"/>
    </style:style>
    <style:style style:name="T11" style:family="text">
      <style:text-properties fo:language="de" fo:country="DE" officeooo:rsid="001c6a8c"/>
    </style:style>
    <style:style style:name="T12" style:family="text">
      <style:text-properties fo:language="de" fo:country="DE" officeooo:rsid="001dfd12"/>
    </style:style>
    <style:style style:name="T13" style:family="text">
      <style:text-properties fo:language="de" fo:country="DE" officeooo:rsid="001e1e98"/>
    </style:style>
    <style:style style:name="T14" style:family="text">
      <style:text-properties fo:language="de" fo:country="DE" officeooo:rsid="0021e5fc"/>
    </style:style>
    <style:style style:name="T15" style:family="text">
      <style:text-properties fo:language="de" fo:country="DE" officeooo:rsid="00227eae"/>
    </style:style>
    <style:style style:name="T16" style:family="text">
      <style:text-properties fo:language="de" fo:country="DE" officeooo:rsid="0025aa0d"/>
    </style:style>
    <style:style style:name="T17" style:family="text">
      <style:text-properties fo:language="de" fo:country="DE" officeooo:rsid="002a4ca8"/>
    </style:style>
    <style:style style:name="T18" style:family="text">
      <style:text-properties fo:language="de" fo:country="DE" officeooo:rsid="002d8772"/>
    </style:style>
    <style:style style:name="T19" style:family="text">
      <style:text-properties fo:language="de" fo:country="DE" officeooo:rsid="002e99b5"/>
    </style:style>
    <style:style style:name="T20" style:family="text">
      <style:text-properties fo:language="de" fo:country="DE" officeooo:rsid="0036fc92"/>
    </style:style>
    <style:style style:name="T21" style:family="text">
      <style:text-properties fo:language="de" fo:country="DE" officeooo:rsid="003b90f9"/>
    </style:style>
    <style:style style:name="T22" style:family="text">
      <style:text-properties fo:language="de" fo:country="DE" officeooo:rsid="003cefe2"/>
    </style:style>
    <style:style style:name="T23" style:family="text">
      <style:text-properties fo:language="de" fo:country="DE" officeooo:rsid="003db145"/>
    </style:style>
    <style:style style:name="T24" style:family="text">
      <style:text-properties fo:language="de" fo:country="DE" officeooo:rsid="003e5e15"/>
    </style:style>
    <style:style style:name="T25" style:family="text">
      <style:text-properties fo:language="de" fo:country="DE" officeooo:rsid="004007e0"/>
    </style:style>
    <style:style style:name="T26" style:family="text">
      <style:text-properties fo:language="de" fo:country="DE" officeooo:rsid="00411239"/>
    </style:style>
    <style:style style:name="T27" style:family="text">
      <style:text-properties fo:language="de" fo:country="DE" officeooo:rsid="0042e1fc"/>
    </style:style>
    <style:style style:name="T28" style:family="text">
      <style:text-properties fo:language="de" fo:country="DE" officeooo:rsid="00447b5d"/>
    </style:style>
    <style:style style:name="T29" style:family="text">
      <style:text-properties fo:language="de" fo:country="DE" officeooo:rsid="0044f95a"/>
    </style:style>
    <style:style style:name="T30" style:family="text">
      <style:text-properties fo:language="de" fo:country="DE" officeooo:rsid="00465954"/>
    </style:style>
    <style:style style:name="T31" style:family="text">
      <style:text-properties fo:language="de" fo:country="DE" officeooo:rsid="00467490"/>
    </style:style>
    <style:style style:name="T32" style:family="text">
      <style:text-properties fo:language="de" fo:country="DE" officeooo:rsid="0046f5b9"/>
    </style:style>
    <style:style style:name="T33" style:family="text">
      <style:text-properties fo:language="de" fo:country="DE" officeooo:rsid="0048423b"/>
    </style:style>
    <style:style style:name="T34" style:family="text">
      <style:text-properties fo:language="de" fo:country="DE" officeooo:rsid="00513984"/>
    </style:style>
    <style:style style:name="T35" style:family="text">
      <style:text-properties fo:language="de" fo:country="DE" officeooo:rsid="00593a94"/>
    </style:style>
    <style:style style:name="T36" style:family="text">
      <style:text-properties fo:language="de" fo:country="DE" officeooo:rsid="005b4774"/>
    </style:style>
    <style:style style:name="T37" style:family="text">
      <style:text-properties fo:language="de" fo:country="DE" officeooo:rsid="005cc4dc"/>
    </style:style>
    <style:style style:name="T38" style:family="text">
      <style:text-properties fo:language="de" fo:country="DE" officeooo:rsid="005d4db9"/>
    </style:style>
    <style:style style:name="T39" style:family="text">
      <style:text-properties fo:language="de" fo:country="DE" officeooo:rsid="005f24e9"/>
    </style:style>
    <style:style style:name="T40" style:family="text">
      <style:text-properties fo:language="de" fo:country="DE" officeooo:rsid="005f5578"/>
    </style:style>
    <style:style style:name="T41" style:family="text">
      <style:text-properties fo:language="de" fo:country="DE" officeooo:rsid="0060e980"/>
    </style:style>
    <style:style style:name="T42" style:family="text">
      <style:text-properties fo:language="de" fo:country="DE" fo:font-style="italic" officeooo:rsid="0060e980" style:font-style-asian="italic" style:font-style-complex="italic"/>
    </style:style>
    <style:style style:name="T43" style:family="text">
      <style:text-properties fo:language="de" fo:country="DE" fo:font-style="italic" officeooo:rsid="007b1ebb" style:font-style-asian="italic" style:font-style-complex="italic"/>
    </style:style>
    <style:style style:name="T44" style:family="text">
      <style:text-properties fo:language="de" fo:country="DE" fo:font-style="italic" officeooo:rsid="009bb163" style:font-style-asian="italic" style:font-style-complex="italic"/>
    </style:style>
    <style:style style:name="T45" style:family="text">
      <style:text-properties fo:language="de" fo:country="DE" fo:font-style="normal" officeooo:rsid="0063e3dc" style:font-style-asian="normal" style:font-style-complex="normal"/>
    </style:style>
    <style:style style:name="T46" style:family="text">
      <style:text-properties fo:language="de" fo:country="DE" fo:font-style="normal" officeooo:rsid="00648c6b" style:font-style-asian="normal" style:font-style-complex="normal"/>
    </style:style>
    <style:style style:name="T47" style:family="text">
      <style:text-properties fo:language="de" fo:country="DE" fo:font-style="normal" officeooo:rsid="00674f66" style:font-style-asian="normal" style:font-style-complex="normal"/>
    </style:style>
    <style:style style:name="T48" style:family="text">
      <style:text-properties fo:language="de" fo:country="DE" fo:font-style="normal" officeooo:rsid="00692f0d" style:font-style-asian="normal" style:font-style-complex="normal"/>
    </style:style>
    <style:style style:name="T49" style:family="text">
      <style:text-properties fo:language="de" fo:country="DE" fo:font-style="normal" officeooo:rsid="006abbb7" style:font-style-asian="normal" style:font-style-complex="normal"/>
    </style:style>
    <style:style style:name="T50" style:family="text">
      <style:text-properties fo:language="de" fo:country="DE" fo:font-style="normal" officeooo:rsid="006c1499" style:font-style-asian="normal" style:font-style-complex="normal"/>
    </style:style>
    <style:style style:name="T51" style:family="text">
      <style:text-properties fo:language="de" fo:country="DE" fo:font-style="normal" officeooo:rsid="006dc2ea" style:font-style-asian="normal" style:font-style-complex="normal"/>
    </style:style>
    <style:style style:name="T52" style:family="text">
      <style:text-properties fo:language="de" fo:country="DE" fo:font-style="normal" officeooo:rsid="006e1579" style:font-style-asian="normal" style:font-style-complex="normal"/>
    </style:style>
    <style:style style:name="T53" style:family="text">
      <style:text-properties fo:language="de" fo:country="DE" fo:font-style="normal" officeooo:rsid="006fdef0" style:font-style-asian="normal" style:font-style-complex="normal"/>
    </style:style>
    <style:style style:name="T54" style:family="text">
      <style:text-properties fo:language="de" fo:country="DE" fo:font-style="normal" officeooo:rsid="007054c0" style:font-style-asian="normal" style:font-style-complex="normal"/>
    </style:style>
    <style:style style:name="T55" style:family="text">
      <style:text-properties fo:language="de" fo:country="DE" fo:font-style="normal" officeooo:rsid="0071d419" style:font-style-asian="normal" style:font-style-complex="normal"/>
    </style:style>
    <style:style style:name="T56" style:family="text">
      <style:text-properties fo:language="de" fo:country="DE" fo:font-style="normal" officeooo:rsid="0078b7ec" style:font-style-asian="normal" style:font-style-complex="normal"/>
    </style:style>
    <style:style style:name="T57" style:family="text">
      <style:text-properties fo:language="de" fo:country="DE" fo:font-style="normal" officeooo:rsid="00793e3e" style:font-style-asian="normal" style:font-style-complex="normal"/>
    </style:style>
    <style:style style:name="T58" style:family="text">
      <style:text-properties fo:language="de" fo:country="DE" fo:font-style="normal" officeooo:rsid="007b1ebb" style:font-style-asian="normal" style:font-style-complex="normal"/>
    </style:style>
    <style:style style:name="T59" style:family="text">
      <style:text-properties fo:language="de" fo:country="DE" fo:font-style="normal" officeooo:rsid="007cb2cc" style:font-style-asian="normal" style:font-style-complex="normal"/>
    </style:style>
    <style:style style:name="T60" style:family="text">
      <style:text-properties fo:language="de" fo:country="DE" fo:font-style="normal" officeooo:rsid="007d66a9" style:font-style-asian="normal" style:font-style-complex="normal"/>
    </style:style>
    <style:style style:name="T61" style:family="text">
      <style:text-properties fo:language="de" fo:country="DE" fo:font-style="normal" officeooo:rsid="007e3c55" style:font-style-asian="normal" style:font-style-complex="normal"/>
    </style:style>
    <style:style style:name="T62" style:family="text">
      <style:text-properties fo:language="de" fo:country="DE" fo:font-style="normal" officeooo:rsid="00816991" style:font-style-asian="normal" style:font-style-complex="normal"/>
    </style:style>
    <style:style style:name="T63" style:family="text">
      <style:text-properties fo:language="de" fo:country="DE" fo:font-style="normal" officeooo:rsid="008488be" style:font-style-asian="normal" style:font-style-complex="normal"/>
    </style:style>
    <style:style style:name="T64" style:family="text">
      <style:text-properties fo:language="de" fo:country="DE" fo:font-style="normal" officeooo:rsid="0086a0a9" style:font-style-asian="normal" style:font-style-complex="normal"/>
    </style:style>
    <style:style style:name="T65" style:family="text">
      <style:text-properties fo:language="de" fo:country="DE" fo:font-style="normal" officeooo:rsid="008830f1" style:font-style-asian="normal" style:font-style-complex="normal"/>
    </style:style>
    <style:style style:name="T66" style:family="text">
      <style:text-properties fo:language="de" fo:country="DE" fo:font-style="normal" officeooo:rsid="0088f66f" style:font-style-asian="normal" style:font-style-complex="normal"/>
    </style:style>
    <style:style style:name="T67" style:family="text">
      <style:text-properties fo:language="de" fo:country="DE" fo:font-style="normal" officeooo:rsid="008942fe" style:font-style-asian="normal" style:font-style-complex="normal"/>
    </style:style>
    <style:style style:name="T68" style:family="text">
      <style:text-properties fo:language="de" fo:country="DE" fo:font-style="normal" officeooo:rsid="008a9b69" style:font-style-asian="normal" style:font-style-complex="normal"/>
    </style:style>
    <style:style style:name="T69" style:family="text">
      <style:text-properties fo:language="de" fo:country="DE" fo:font-style="normal" officeooo:rsid="008d39cc" style:font-style-asian="normal" style:font-style-complex="normal"/>
    </style:style>
    <style:style style:name="T70" style:family="text">
      <style:text-properties fo:language="de" fo:country="DE" fo:font-style="normal" officeooo:rsid="008fa333" style:font-style-asian="normal" style:font-style-complex="normal"/>
    </style:style>
    <style:style style:name="T71" style:family="text">
      <style:text-properties fo:language="de" fo:country="DE" fo:font-style="normal" officeooo:rsid="00908f4e" style:font-style-asian="normal" style:font-style-complex="normal"/>
    </style:style>
    <style:style style:name="T72" style:family="text">
      <style:text-properties fo:language="de" fo:country="DE" fo:font-style="normal" officeooo:rsid="00912596" style:font-style-asian="normal" style:font-style-complex="normal"/>
    </style:style>
    <style:style style:name="T73" style:family="text">
      <style:text-properties fo:language="de" fo:country="DE" fo:font-style="normal" officeooo:rsid="009200f7" style:font-style-asian="normal" style:font-style-complex="normal"/>
    </style:style>
    <style:style style:name="T74" style:family="text">
      <style:text-properties fo:language="de" fo:country="DE" fo:font-style="normal" officeooo:rsid="00933176" style:font-style-asian="normal" style:font-style-complex="normal"/>
    </style:style>
    <style:style style:name="T75" style:family="text">
      <style:text-properties fo:language="de" fo:country="DE" fo:font-style="normal" officeooo:rsid="00945023" style:font-style-asian="normal" style:font-style-complex="normal"/>
    </style:style>
    <style:style style:name="T76" style:family="text">
      <style:text-properties fo:language="de" fo:country="DE" fo:font-style="normal" officeooo:rsid="00960a43" style:font-style-asian="normal" style:font-style-complex="normal"/>
    </style:style>
    <style:style style:name="T77" style:family="text">
      <style:text-properties fo:language="de" fo:country="DE" fo:font-style="normal" officeooo:rsid="00974775" style:font-style-asian="normal" style:font-style-complex="normal"/>
    </style:style>
    <style:style style:name="T78" style:family="text">
      <style:text-properties fo:language="de" fo:country="DE" fo:font-style="normal" officeooo:rsid="009843eb" style:font-style-asian="normal" style:font-style-complex="normal"/>
    </style:style>
    <style:style style:name="T79" style:family="text">
      <style:text-properties fo:language="de" fo:country="DE" fo:font-style="normal" officeooo:rsid="0099a1ad" style:font-style-asian="normal" style:font-style-complex="normal"/>
    </style:style>
    <style:style style:name="T80" style:family="text">
      <style:text-properties fo:language="de" fo:country="DE" fo:font-style="normal" officeooo:rsid="009b2de7" style:font-style-asian="normal" style:font-style-complex="normal"/>
    </style:style>
    <style:style style:name="T81" style:family="text">
      <style:text-properties fo:language="de" fo:country="DE" fo:font-style="normal" officeooo:rsid="009bb163" style:font-style-asian="normal" style:font-style-complex="normal"/>
    </style:style>
    <style:style style:name="T82" style:family="text">
      <style:text-properties fo:language="de" fo:country="DE" fo:font-style="normal" officeooo:rsid="009db119" style:font-style-asian="normal" style:font-style-complex="normal"/>
    </style:style>
    <style:style style:name="T83" style:family="text">
      <style:text-properties fo:language="de" fo:country="DE" fo:font-style="normal" officeooo:rsid="009f9e8f" style:font-style-asian="normal" style:font-style-complex="normal"/>
    </style:style>
    <style:style style:name="T84" style:family="text">
      <style:text-properties fo:language="de" fo:country="DE" fo:font-style="normal" officeooo:rsid="00a3a4b3" style:font-style-asian="normal" style:font-style-complex="normal"/>
    </style:style>
    <style:style style:name="T85" style:family="text">
      <style:text-properties fo:language="de" fo:country="DE" fo:font-style="normal" officeooo:rsid="00a6c964" style:font-style-asian="normal" style:font-style-complex="normal"/>
    </style:style>
    <style:style style:name="T86" style:family="text">
      <style:text-properties fo:language="de" fo:country="DE" fo:font-style="normal" officeooo:rsid="00a832e7" style:font-style-asian="normal" style:font-style-complex="normal"/>
    </style:style>
    <style:style style:name="T87" style:family="text">
      <style:text-properties fo:language="de" fo:country="DE" fo:font-style="normal" officeooo:rsid="00ab4fb2" style:font-style-asian="normal" style:font-style-complex="normal"/>
    </style:style>
    <style:style style:name="T88" style:family="text">
      <style:text-properties fo:language="de" fo:country="DE" fo:font-style="normal" officeooo:rsid="00abd006" style:font-style-asian="normal" style:font-style-complex="normal"/>
    </style:style>
    <style:style style:name="T89" style:family="text">
      <style:text-properties fo:language="de" fo:country="DE" fo:font-style="normal" officeooo:rsid="00ad5f80" style:font-style-asian="normal" style:font-style-complex="normal"/>
    </style:style>
    <style:style style:name="T90" style:family="text">
      <style:text-properties fo:language="de" fo:country="DE" fo:font-style="normal" officeooo:rsid="00ad8b66" style:font-style-asian="normal" style:font-style-complex="normal"/>
    </style:style>
    <style:style style:name="T91" style:family="text">
      <style:text-properties fo:language="de" fo:country="DE" fo:font-style="normal" officeooo:rsid="00ae4a00" style:font-style-asian="normal" style:font-style-complex="normal"/>
    </style:style>
    <style:style style:name="T92" style:family="text">
      <style:text-properties fo:language="de" fo:country="DE" fo:font-style="normal" officeooo:rsid="00aead6d" style:font-style-asian="normal" style:font-style-complex="normal"/>
    </style:style>
    <style:style style:name="T93" style:family="text">
      <style:text-properties fo:language="de" fo:country="DE" fo:font-style="normal" officeooo:rsid="00afc409" style:font-style-asian="normal" style:font-style-complex="normal"/>
    </style:style>
    <style:style style:name="T94" style:family="text">
      <style:text-properties fo:language="de" fo:country="DE" fo:font-style="normal" officeooo:rsid="00b0c467" style:font-style-asian="normal" style:font-style-complex="normal"/>
    </style:style>
    <style:style style:name="T95" style:family="text">
      <style:text-properties fo:language="de" fo:country="DE" fo:font-style="normal" officeooo:rsid="00b29855" style:font-style-asian="normal" style:font-style-complex="normal"/>
    </style:style>
    <style:style style:name="T96" style:family="text">
      <style:text-properties fo:language="de" fo:country="DE" fo:font-style="normal" officeooo:rsid="00b826d5" style:font-style-asian="normal" style:font-style-complex="normal"/>
    </style:style>
    <style:style style:name="T97" style:family="text">
      <style:text-properties fo:language="de" fo:country="DE" fo:font-style="normal" officeooo:rsid="00bd0407" style:font-style-asian="normal" style:font-style-complex="normal"/>
    </style:style>
    <style:style style:name="T98" style:family="text">
      <style:text-properties fo:language="de" fo:country="DE" fo:font-style="normal" officeooo:rsid="00bebaa4" style:font-style-asian="normal" style:font-style-complex="normal"/>
    </style:style>
    <style:style style:name="T99" style:family="text">
      <style:text-properties fo:language="de" fo:country="DE" fo:font-style="normal" officeooo:rsid="00bfe9e6" style:font-style-asian="normal" style:font-style-complex="normal"/>
    </style:style>
    <style:style style:name="T100" style:family="text">
      <style:text-properties fo:language="de" fo:country="DE" fo:font-style="normal" officeooo:rsid="00c11d7e" style:font-style-asian="normal" style:font-style-complex="normal"/>
    </style:style>
    <style:style style:name="T101" style:family="text">
      <style:text-properties fo:language="de" fo:country="DE" fo:font-style="normal" officeooo:rsid="00c1fba9" style:font-style-asian="normal" style:font-style-complex="normal"/>
    </style:style>
    <style:style style:name="T102" style:family="text">
      <style:text-properties fo:language="de" fo:country="DE" fo:font-style="normal" officeooo:rsid="00c2e5e7" style:font-style-asian="normal" style:font-style-complex="normal"/>
    </style:style>
    <style:style style:name="T103" style:family="text">
      <style:text-properties fo:language="de" fo:country="DE" fo:font-style="normal" officeooo:rsid="00c31163" style:font-style-asian="normal" style:font-style-complex="normal"/>
    </style:style>
    <style:style style:name="T104" style:family="text">
      <style:text-properties fo:language="de" fo:country="DE" fo:font-style="normal" officeooo:rsid="00c525fd" style:font-style-asian="normal" style:font-style-complex="normal"/>
    </style:style>
    <style:style style:name="T105" style:family="text">
      <style:text-properties fo:language="de" fo:country="DE" fo:font-style="normal" officeooo:rsid="00c9ff9c" style:font-style-asian="normal" style:font-style-complex="normal"/>
    </style:style>
    <style:style style:name="T106" style:family="text">
      <style:text-properties fo:language="de" fo:country="DE" fo:font-style="normal" officeooo:rsid="00ca6fbb" style:font-style-asian="normal" style:font-style-complex="normal"/>
    </style:style>
    <style:style style:name="T107" style:family="text">
      <style:text-properties fo:language="de" fo:country="DE" fo:font-style="normal" officeooo:rsid="00ccfea0" style:font-style-asian="normal" style:font-style-complex="normal"/>
    </style:style>
    <style:style style:name="T108" style:family="text">
      <style:text-properties fo:language="de" fo:country="DE" fo:font-style="normal" officeooo:rsid="00ce4443" style:font-style-asian="normal" style:font-style-complex="normal"/>
    </style:style>
    <style:style style:name="T109" style:family="text">
      <style:text-properties fo:language="de" fo:country="DE" fo:font-style="normal" officeooo:rsid="00d14e9d" style:font-style-asian="normal" style:font-style-complex="normal"/>
    </style:style>
    <style:style style:name="T110" style:family="text">
      <style:text-properties fo:language="de" fo:country="DE" fo:font-style="normal" officeooo:rsid="00d3a7c3" style:font-style-asian="normal" style:font-style-complex="normal"/>
    </style:style>
    <style:style style:name="T111" style:family="text">
      <style:text-properties fo:language="de" fo:country="DE" fo:font-style="normal" officeooo:rsid="00c1fba9" style:font-style-asian="normal" style:font-name-complex="Mangal" style:font-size-complex="10.5pt" style:font-style-complex="normal"/>
    </style:style>
    <style:style style:name="T112" style:family="text">
      <style:text-properties fo:language="de" fo:country="DE" officeooo:rsid="00da1ce3"/>
    </style:style>
    <style:style style:name="T113" style:family="text">
      <style:text-properties fo:language="de" fo:country="DE" officeooo:rsid="00dbb91b"/>
    </style:style>
    <style:style style:name="T114" style:family="text">
      <style:text-properties fo:language="de" fo:country="DE" officeooo:rsid="00dc9180"/>
    </style:style>
    <style:style style:name="T115" style:family="text">
      <style:text-properties fo:language="de" fo:country="DE" officeooo:rsid="00dd2fa3"/>
    </style:style>
    <style:style style:name="T116" style:family="text">
      <style:text-properties officeooo:rsid="00332b6e"/>
    </style:style>
    <style:style style:name="T117" style:family="text">
      <style:text-properties fo:color="#00cc33" fo:language="de" fo:country="DE" fo:font-style="normal" officeooo:rsid="00b2ddf0" style:font-style-asian="normal" style:font-style-complex="normal"/>
    </style:style>
    <style:style style:name="T118" style:family="text">
      <style:text-properties style:text-outline="false" style:text-line-through-style="none" style:text-line-through-type="none" style:font-name="Liberation Serif" fo:font-size="12pt" fo:language="de" fo:country="DE" fo:font-style="normal" fo:text-shadow="none" style:text-underline-style="none" fo:font-weight="normal" officeooo:rsid="00c1fba9" style:font-size-asian="12pt" style:font-style-asian="normal" style:font-weight-asian="normal" style:font-name-complex="Mangal" style:font-size-complex="12pt" style:font-style-complex="normal" style:text-emphasize="none"/>
    </style:style>
    <style:style style:name="T119" style:family="text">
      <style:text-properties style:text-outline="false" style:text-line-through-style="none" style:text-line-through-type="none" style:font-name="Liberation Serif" fo:font-size="12pt" fo:language="de" fo:country="DE" fo:font-style="normal" fo:text-shadow="none" style:text-underline-style="none" fo:font-weight="normal" officeooo:rsid="00ced10e" style:font-size-asian="12pt" style:font-style-asian="normal" style:font-weight-asian="normal" style:font-name-complex="Mangal" style:font-size-complex="12pt" style:font-style-complex="normal" style:text-emphasize="none"/>
    </style:style>
    <style:style style:name="T120" style:family="text">
      <style:text-properties fo:font-size="12pt" fo:language="de" fo:country="DE" fo:font-style="normal" officeooo:rsid="00c1fba9" style:font-size-asian="12pt" style:font-style-asian="normal" style:font-name-complex="Mangal" style:font-size-complex="12pt" style:font-style-complex="normal"/>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30025078730345177" text:style-name="L1">
        <text:list-item>
          <text:p text:style-name="P54">Lasten/-Pflichtenheft?</text:p>
        </text:list-item>
        <text:list-item>
          <text:p text:style-name="P36">Bereits existierende Formeln für Primzahlen Beispiel</text:p>
        </text:list-item>
        <text:list-item>
          <text:p text:style-name="P37">Definition Effizienz eines Algorithmus</text:p>
        </text:list-item>
        <text:list-item>
          <text:p text:style-name="P45">worst/best-case</text:p>
          <text:p text:style-name="P38"/>
        </text:list-item>
        <text:list-item>
          <text:p text:style-name="P39">Definitionsverzeichnis</text:p>
        </text:list-item>
        <text:list-item>
          <text:p text:style-name="P38">Alg. Genetische Algorithmen</text:p>
          <text:list>
            <text:list-item>
              <text:p text:style-name="P38">Genetik in der Biologie</text:p>
            </text:list-item>
            <text:list-item>
              <text:p text:style-name="P38">Anwendungsbeispiele für die Informatik</text:p>
            </text:list-item>
            <text:list-item>
              <text:p text:style-name="P38">Wahrscheinlichkeit in genetischen Algorithmen</text:p>
            </text:list-item>
          </text:list>
        </text:list-item>
        <text:list-item>
          <text:p text:style-name="P38">Unser Algorithmus</text:p>
          <text:list>
            <text:list-item>
              <text:p text:style-name="P38">Ziel unseres Algorithmus</text:p>
              <text:list>
                <text:list-item>
                  <text:p text:style-name="P38">Primzahlen Definition</text:p>
                </text:list-item>
                <text:list-item>
                  <text:p text:style-name="P38">Relevanz des Primzahlproblems</text:p>
                </text:list-item>
              </text:list>
            </text:list-item>
            <text:list-item>
              <text:p text:style-name="P38">Zusammenhänge mit genetischen Algorithmen</text:p>
            </text:list-item>
            <text:list-item>
              <text:p text:style-name="P38">Funktionsweise <text:span text:style-name="T116">(Verwendung von BubbleSort erwähnen)</text:span></text:p>
              <text:list>
                <text:list-item>
                  <text:p text:style-name="P40">Sieb des Eratostheens</text:p>
                  <text:list>
                    <text:list-item>
                      <text:p text:style-name="P41">Programmablaufplan</text:p>
                    </text:list-item>
                    <text:list-item>
                      <text:p text:style-name="P41">Quellcode</text:p>
                    </text:list-item>
                    <text:list-item>
                      <text:p text:style-name="P41">Optimierung</text:p>
                    </text:list-item>
                    <text:list-item>
                      <text:p text:style-name="P42">Wie haben wir die Zeiten gemessen?</text:p>
                    </text:list-item>
                  </text:list>
                </text:list-item>
                <text:list-item>
                  <text:p text:style-name="P43">Programmablaufplan</text:p>
                </text:list-item>
                <text:list-item>
                  <text:p text:style-name="P44">Quellcode</text:p>
                </text:list-item>
              </text:list>
            </text:list-item>
            <text:list-item>
              <text:p text:style-name="P31"><text:span text:style-name="Absatz-Standardschriftart"><text:span text:style-name="T1">Laufzeitkomplexität</text:span></text:span></text:p>
              <text:list>
                <text:list-item>
                  <text:p text:style-name="P32"><text:span text:style-name="Absatz-Standardschriftart"><text:span text:style-name="T18">Sieb des Eratothenes</text:span></text:span></text:p>
                  <text:list>
                    <text:list-item>
                      <text:p text:style-name="P33"><text:span text:style-name="Absatz-Standardschriftart"><text:span text:style-name="T21">Optimierung</text:span></text:span></text:p>
                    </text:list-item>
                  </text:list>
                </text:list-item>
                <text:list-item>
                  <text:p text:style-name="P34"><text:span text:style-name="Absatz-Standardschriftart"><text:span text:style-name="T19">Gesamter Algorithmus</text:span></text:span></text:p>
                </text:list-item>
              </text:list>
            </text:list-item>
          </text:list>
        </text:list-item>
        <text:list-item>
          <text:p text:style-name="P35"><text:span text:style-name="Absatz-Standardschriftart"><text:span text:style-name="T20">Ergebnis</text:span></text:span></text:p>
        </text:list-item>
      </text:list>
      <text:p text:style-name="Listenabsatz"><text:span text:style-name="Absatz-Standardschriftart"><text:span text:style-name="T1"/></text:span></text:p>
      <text:p text:style-name="Listenabsatz"><text:span text:style-name="Absatz-Standardschriftart"><text:span text:style-name="T1"/></text:span></text:p>
      <text:p text:style-name="P6"><text:span text:style-name="Absatz-Standardschriftart"><text:span text:style-name="T2">Definition Primzahl:</text:span></text:span></text:p>
      <text:p text:style-name="P26"><text:span text:style-name="Absatz-Standardschriftart"><text:span text:style-name="T2">Eine natürliche Zahl ist genau dann eine Primzahl, wenn sie </text:span></text:span><text:span text:style-name="Absatz-Standardschriftart"><text:span text:style-name="T3">größer als eins und </text:span></text:span><text:span text:style-name="Absatz-Standardschriftart"><text:span text:style-name="T2">nur durch sich selbst und eins teilbar ist. </text:span></text:span><text:span text:style-name="Absatz-Standardschriftart"><text:span text:style-name="T5">Somit ist d</text:span></text:span><text:span text:style-name="Absatz-Standardschriftart"><text:span text:style-name="T4">ie Mächtigkeit der Teilermenge einer Primzahl zwei.</text:span></text:span></text:p>
      <text:p text:style-name="P26"><text:span text:style-name="Absatz-Standardschriftart"><text:span text:style-name="T4"/></text:span></text:p>
      <text:p text:style-name="P27"><text:span text:style-name="Absatz-Standardschriftart"><text:span text:style-name="T112">Definition Effizienz eines Algorithmus:</text:span></text:span></text:p>
      <text:p text:style-name="P27"><text:span text:style-name="Absatz-Standardschriftart"><text:span text:style-name="T112">Ein Algorithmus ist genau dann effizient, wenn er ein vorgegebenes Problem mit möglichst </text:span></text:span><text:span text:style-name="Absatz-Standardschriftart"><text:span text:style-name="T113">wenig Ressourcenaufwand (zB.: Speicher, Zeit) löst.</text:span></text:span></text:p>
      <text:p text:style-name="P27"><text:span text:style-name="Absatz-Standardschriftart"><text:span text:style-name="T113"/></text:span></text:p>
      <text:p text:style-name="P56"><text:span text:style-name="Absatz-Standardschriftart"><text:span text:style-name="T114">Definition Laufzeit:</text:span></text:span></text:p>
      <text:p text:style-name="P56"><text:span text:style-name="Absatz-Standardschriftart"><text:span text:style-name="T114">Die Anzhal der Schritte, </text:span></text:span><text:span text:style-name="Absatz-Standardschriftart"><text:span text:style-name="T115">die ein Algorithmus zur Lösung eines Problems benötigt, wird als Laufzeit bezeichnet.</text:span></text:span></text:p>
      <text:p text:style-name="P25"><text:span text:style-name="Absatz-Standardschriftart"><text:span text:style-name="T23"/></text:span></text:p>
      <text:p text:style-name="P25"><text:span text:style-name="Absatz-Standardschriftart"><text:span text:style-name="T23"/></text:span></text:p>
      <text:p text:style-name="P25"><text:span text:style-name="Absatz-Standardschriftart"><text:span text:style-name="T23"/></text:span></text:p>
      <text:p text:style-name="P25"><text:span text:style-name="Absatz-Standardschriftart"><text:span text:style-name="T23">Ziel unseres Algortihmus:</text:span></text:span></text:p>
      <text:p text:style-name="P4"><text:span text:style-name="Absatz-Standardschriftart"><text:span text:style-name="T24">Bisher g</text:span></text:span><text:span text:style-name="Absatz-Standardschriftart"><text:span text:style-name="T26">e</text:span></text:span><text:span text:style-name="Absatz-Standardschriftart"><text:span text:style-name="T24">b</text:span></text:span><text:span text:style-name="Absatz-Standardschriftart"><text:span text:style-name="T25">e</text:span></text:span><text:span text:style-name="Absatz-Standardschriftart"><text:span text:style-name="T24"> es keine Formel, welche Primzahlen effizient berechenbar generiert. </text:span></text:span></text:p>
      <text:p text:style-name="P5"><text:soft-page-break/><text:span text:style-name="Absatz-Standardschriftart"><text:span text:style-name="T27">Wir wollen solch eine </text:span></text:span><text:span text:style-name="Absatz-Standardschriftart"><text:span text:style-name="T28">mit Hilfe eines genetischen Algorithmus</text:span></text:span><text:span text:style-name="Absatz-Standardschriftart"><text:span text:style-name="T27"> finden. </text:span></text:span><text:span text:style-name="Absatz-Standardschriftart"><text:span text:style-name="T29">Hierfür </text:span></text:span><text:span text:style-name="Absatz-Standardschriftart"><text:span text:style-name="T30">soll </text:span></text:span><text:span text:style-name="Absatz-Standardschriftart"><text:span text:style-name="T32">dieser </text:span></text:span><text:span text:style-name="Absatz-Standardschriftart"><text:span text:style-name="T30">eine Folge </text:span></text:span><text:span text:style-name="Absatz-Standardschriftart"><text:span text:style-name="T33">finden</text:span></text:span><text:span text:style-name="Absatz-Standardschriftart"><text:span text:style-name="T30">, welche </text:span></text:span><text:span text:style-name="Absatz-Standardschriftart"><text:span text:style-name="T31">möglichst genau Primzahlen beschreibt.</text:span></text:span></text:p>
      <text:p text:style-name="Listenabsatz"><text:span text:style-name="Absatz-Standardschriftart"><text:span text:style-name="T1"/></text:span></text:p>
      <text:p text:style-name="P3"><text:span text:style-name="Absatz-Standardschriftart"><text:span text:style-name="T6">Relevanz des Primzahlproblems:</text:span></text:span></text:p>
      <text:list xml:id="list3860233832005515348" text:style-name="L2">
        <text:list-item>
          <text:p text:style-name="P46"><text:span text:style-name="Absatz-Standardschriftart"><text:span text:style-name="T17">Über 2000 Jahre lang konnte man keinen praktischen Nutzen aus dem Wissen über die Primzahlen ziehen. Dies änderte sich erst mit dem Aufkommen elektronischer Rechenmaschinen, bei denen die Primzahlen beispielsweise in der </text:span></text:span><text:a xlink:type="simple" xlink:href="https://de.wikipedia.org/wiki/Kryptographie" text:style-name="Internet_20_link" text:visited-style-name="Visited_20_Internet_20_Link"><text:span text:style-name="Absatz-Standardschriftart">Kryptographie</text:span></text:a><text:span text:style-name="Absatz-Standardschriftart"><text:span text:style-name="T17"> eine zentrale Rolle spielen</text:span></text:span></text:p>
        </text:list-item>
      </text:list>
      <text:list xml:id="list6252997498308327288" text:style-name="L3">
        <text:list-item>
          <text:p text:style-name="P47"><text:span text:style-name="Absatz-Standardschriftart"><text:span text:style-name="T7">Moderne Verschlüsselungsalgrorithmen </text:span></text:span><text:span text:style-name="Absatz-Standardschriftart"><text:span text:style-name="T8">basieren auf der Primfaktorzerlegung </text:span></text:span><text:span text:style-name="Absatz-Standardschriftart"><text:span text:style-name="T9">(Beispiel RSA)</text:span></text:span></text:p>
          <text:list>
            <text:list-item>
              <text:p text:style-name="P48"><text:span text:style-name="Absatz-Standardschriftart"><text:span text:style-name="T9">Bisher ist es für sehr große </text:span></text:span><text:span text:style-name="Absatz-Standardschriftart"><text:span text:style-name="T10">Z</text:span></text:span><text:span text:style-name="Absatz-Standardschriftart"><text:span text:style-name="T9">ahlen nicht möglich, diese in kurzer Zeit zu zerlegen</text:span></text:span></text:p>
            </text:list-item>
          </text:list>
        </text:list-item>
        <text:list-item>
          <text:p text:style-name="P49"><text:span text:style-name="Absatz-Standardschriftart"><text:span text:style-name="T14">Erzeugung von Primzahlen:</text:span></text:span></text:p>
          <text:list>
            <text:list-item>
              <text:p text:style-name="P50"><text:span text:style-name="Absatz-Standardschriftart"><text:span text:style-name="T15">Damit RSA funktioniert, werden Primzahlen benötigt. Hierfür werden Zahlen erzeugt. Es wird getestet, ob diese Primzahlen sind</text:span></text:span></text:p>
            </text:list-item>
            <text:list-item>
              <text:p text:style-name="P51"><text:span text:style-name="Absatz-Standardschriftart"><text:span text:style-name="T11">Primzahltests</text:span></text:span></text:p>
              <text:list>
                <text:list-item>
                  <text:p text:style-name="P52"><text:span text:style-name="Absatz-Standardschriftart"><text:span text:style-name="T12">Der Miller-Rabin-Test liefert Zahlen, die nicht 100% Primzahlen sind. Dieser Test wird häufig in zum Beispiel Crypto-Libraries verwendet</text:span></text:span></text:p>
                  <text:list>
                    <text:list-item>
                      <text:p text:style-name="P52"><text:span text:style-name="Absatz-Standardschriftart"><text:span text:style-name="T12">Problem bei RSA: </text:span></text:span><text:span text:style-name="Absatz-Standardschriftart"><text:span text:style-name="T13">liefert der Test keine Primzahl, so funktioniert die Verschlüsselung nicht mehr</text:span></text:span></text:p>
                    </text:list-item>
                  </text:list>
                </text:list-item>
                <text:list-item>
                  <text:p text:style-name="P48"><text:span text:style-name="Absatz-Standardschriftart"><text:span text:style-name="T9">Würde es eine Folge geben, die den Zusammenhang zwischen Primzahlen beschreiben würde, so </text:span></text:span><text:span text:style-name="Absatz-Standardschriftart"><text:span text:style-name="T11">wären diese Tests obsolet</text:span></text:span></text:p>
                  <text:list>
                    <text:list-item>
                      <text:p text:style-name="P53"><text:span text:style-name="Absatz-Standardschriftart"><text:span text:style-name="T16">Primzahlen könnten schneller gefunden werden</text:span></text:span></text:p>
                    </text:list-item>
                  </text:list>
                </text:list-item>
              </text:list>
            </text:list-item>
          </text:list>
        </text:list-item>
      </text:list>
      <text:p text:style-name="P1"><text:span text:style-name="Absatz-Standardschriftart"><text:span text:style-name="T14"/></text:span></text:p>
      <text:p text:style-name="P30"><text:span text:style-name="Absatz-Standardschriftart"><text:span text:style-name="T22"/></text:span></text:p>
      <text:p text:style-name="P28"><text:span text:style-name="Absatz-Standardschriftart"><text:span text:style-name="T22">Das Sieb des Eratosthenes:</text:span></text:span></text:p>
      <text:p text:style-name="P29"><text:span text:style-name="Absatz-Standardschriftart"><text:span text:style-name="T34">Das Sieb des Eratosthenes ist ein Algorithmus, mit welchen man Primzahlen findet kann. Er wurde</text:span></text:span></text:p>
      <text:p text:style-name="P2"><text:span text:style-name="Absatz-Standardschriftart"><text:span text:style-name="T34">nach dem grieschischen Mathematiker Eratosthenes von Kyrene bennant, </text:span></text:span><text:span text:style-name="Absatz-Standardschriftart"><text:span text:style-name="T35">welcher im 3. Jahrhundert v. Chr. lebte. </text:span></text:span><text:span text:style-name="Absatz-Standardschriftart"><text:span text:style-name="T37">Laut</text:span></text:span><text:span text:style-name="Absatz-Standardschriftart"><text:span text:style-name="T36"> wikipedia.org </text:span></text:span><text:span text:style-name="Absatz-Standardschriftart"><text:span text:style-name="T37">habe dieser selbst nicht das Verfahren entdeckt. Eratosthenes habe lediglich die Bezeichnung ,,Sieb“ eingeführt </text:span></text:span><text:span text:style-name="Absatz-Standardschriftart"><text:span text:style-name="T38">(</text:span></text:span><text:a xlink:type="simple" xlink:href="https://de.wikipedia.org/wiki/Sieb_des_Eratosthenes" text:style-name="Internet_20_link" text:visited-style-name="Visited_20_Internet_20_Link"><text:span text:style-name="Absatz-Standardschriftart">https://de.wikipedia.org/wiki/Sieb_des_Eratosthenes</text:span></text:a><text:span text:style-name="Absatz-Standardschriftart"><text:span text:style-name="T39">)</text:span></text:span><text:span text:style-name="Absatz-Standardschriftart"><text:span text:style-name="T37">.</text:span></text:span></text:p>
      <text:p text:style-name="P7"><text:span text:style-name="Absatz-Standardschriftart"><text:span text:style-name="T37"/></text:span></text:p>
      <text:p text:style-name="P8"><text:span text:style-name="Absatz-Standardschriftart"><text:span text:style-name="T40">Funktionsweise:</text:span></text:span></text:p>
      <text:p text:style-name="P9"><text:span text:style-name="Absatz-Standardschriftart"><text:span text:style-name="T41">Zu Beginn werden alle natürlichen Zahlen von 2 bis einer Grenze </text:span></text:span><text:span text:style-name="Absatz-Standardschriftart"><text:span text:style-name="T42">limit </text:span></text:span><text:span text:style-name="Absatz-Standardschriftart"><text:span text:style-name="T45">aufgeschrieben. </text:span></text:span><text:span text:style-name="Absatz-Standardschriftart"><text:span text:style-name="T46">Anfangs sind all diese </text:span></text:span><text:span text:style-name="Absatz-Standardschriftart"><text:span text:style-name="T47">nicht gestrichen und somit potentielle Primzahlen.</text:span></text:span><text:span text:style-name="Absatz-Standardschriftart"><text:span text:style-name="T48"> </text:span></text:span><text:span text:style-name="Absatz-Standardschriftart"><text:span text:style-name="T49">Nun durchläuft man das Intervall. </text:span></text:span><text:span text:style-name="Absatz-Standardschriftart"><text:span text:style-name="T50">Trifft man auf eine ungestrichene Zahl, so ist diese eine Primzahl. </text:span></text:span><text:span text:style-name="Absatz-Standardschriftart"><text:span text:style-name="T51">Jetzt werden alle Vielfachen dieser gestrichen, die größer oder gleich deren Quadrat sind. </text:span></text:span><text:span text:style-name="Absatz-Standardschriftart"><text:span text:style-name="T52">Ist man am Ende des Intervalls angekommen, </text:span></text:span><text:span text:style-name="Absatz-Standardschriftart"><text:span text:style-name="T53">liegen sowohl gestrichene als ungestrichene Zahlen vor. </text:span></text:span><text:span text:style-name="Absatz-Standardschriftart"><text:span text:style-name="T55">Dabei ist j</text:span></text:span><text:span text:style-name="Absatz-Standardschriftart"><text:span text:style-name="T53">ede ungestrichene Zahl </text:span></text:span><text:span text:style-name="Absatz-Standardschriftart"><text:span text:style-name="T54">prim</text:span></text:span><text:span text:style-name="Absatz-Standardschriftart"><text:span text:style-name="T53">.</text:span></text:span></text:p>
      <text:p text:style-name="P9"><text:span text:style-name="Absatz-Standardschriftart"><text:span text:style-name="T53"/></text:span></text:p>
      <text:p text:style-name="P11"><text:span text:style-name="Absatz-Standardschriftart"><text:span text:style-name="T58">Es genügt, die Vielfachen von Primzahlen zu streichen, die kleiner oder gleich der Wurzel der Grenze </text:span></text:span><text:span text:style-name="Absatz-Standardschriftart"><text:span text:style-name="T43">limit </text:span></text:span><text:span text:style-name="Absatz-Standardschriftart"><text:span text:style-name="T59">sind. </text:span></text:span><text:span text:style-name="Absatz-Standardschriftart"><text:span text:style-name="T60">Denn ist ein Primfaktor einer zusammengesetzten Zahl immer kleiner gleich der Wurze</text:span></text:span><text:span text:style-name="Absatz-Standardschriftart"><text:span text:style-name="T61">l der zusammengesetzten Zahl.</text:span></text:span></text:p>
      <text:p text:style-name="P10"><text:span text:style-name="Absatz-Standardschriftart"><text:span text:style-name="T56"/></text:span></text:p>
      <text:p text:style-name="P12"><text:span text:style-name="Absatz-Standardschriftart"><text:span text:style-name="T62">Außerdem</text:span></text:span><text:span text:style-name="Absatz-Standardschriftart"><text:span text:style-name="T56"> muss </text:span></text:span><text:span text:style-name="Absatz-Standardschriftart"><text:span text:style-name="T63">b</text:span></text:span><text:span text:style-name="Absatz-Standardschriftart"><text:span text:style-name="T56">eim Streichen der Vielfachen erst mit dem Quadrat der Primzahl begonnen werden, da </text:span></text:span><text:span text:style-name="Absatz-Standardschriftart"><text:span text:style-name="T57">alle kleineren Vielfachen bereits getrichen wurden.</text:span></text:span></text:p>
      <text:p text:style-name="P12"><text:span text:style-name="Absatz-Standardschriftart"><text:span text:style-name="T57"/></text:span></text:p>
      <text:p text:style-name="P13"><text:span text:style-name="Absatz-Standardschriftart"><text:span text:style-name="T68">Programmablaufplan offiziell</text:span></text:span><text:span text:style-name="Absatz-Standardschriftart"><text:span text:style-name="T64">:</text:span></text:span></text:p>
      <text:p text:style-name="P13"><text:span text:style-name="Absatz-Standardschriftart"><text:span text:style-name="T64"/></text:span></text:p>
      <text:p text:style-name="P14"><text:span text:style-name="Absatz-Standardschriftart"><text:span text:style-name="T65">Programmablaufplan ohne </text:span></text:span><text:span text:style-name="Absatz-Standardschriftart"><text:span text:style-name="T69">die eins</text:span></text:span><text:span text:style-name="Absatz-Standardschriftart"><text:span text:style-name="T65"> und sqrt():</text:span></text:span></text:p>
      <text:p text:style-name="P14"><text:span text:style-name="Absatz-Standardschriftart"><text:span text:style-name="T65"/></text:span></text:p>
      <text:p text:style-name="P18"><text:soft-page-break/><text:span text:style-name="Absatz-Standardschriftart"><text:span text:style-name="T80">Da die eins keine Primzahl ist, kann man sie vorab ignorieren. Somit </text:span></text:span><text:span text:style-name="Absatz-Standardschriftart"><text:span text:style-name="T81">wird die Länge des </text:span></text:span><text:span text:style-name="Absatz-Standardschriftart"><text:span text:style-name="T44">primes</text:span></text:span><text:span text:style-name="Absatz-Standardschriftart"><text:span text:style-name="T81">-</text:span></text:span><text:span text:style-name="Absatz-Standardschriftart"><text:span text:style-name="T82">P</text:span></text:span><text:span text:style-name="Absatz-Standardschriftart"><text:span text:style-name="T81">uffers </text:span></text:span><text:span text:style-name="Absatz-Standardschriftart"><text:span text:style-name="T83">um ein Byte verringert </text:span></text:span><text:span text:style-name="Absatz-Standardschriftart"><text:span text:style-name="T84">(Speichereffizienz)</text:span></text:span><text:span text:style-name="Absatz-Standardschriftart"><text:span text:style-name="T83">. </text:span></text:span><text:span text:style-name="Absatz-Standardschriftart"><text:span text:style-name="T85">Zusätzlich muss zu Beginn ein Byte initialisiert werden. </text:span></text:span><text:span text:style-name="Absatz-Standardschriftart"><text:span text:style-name="T86">In der äußeren for()-Schleife wird ebenfalls ein Durchlauf weniger benötigt (Zeiteffizienz).</text:span></text:span></text:p>
      <text:p text:style-name="P18"><text:span text:style-name="Absatz-Standardschriftart"><text:span text:style-name="T86"/></text:span></text:p>
      <text:p text:style-name="P15"><text:span text:style-name="Absatz-Standardschriftart"><text:span text:style-name="T70">Die Wurzel einer Zahl an einem Computer zu berechnen ist </text:span></text:span><text:span text:style-name="Absatz-Standardschriftart"><text:span text:style-name="T71">ineffizienter, </text:span></text:span><text:span text:style-name="Absatz-Standardschriftart"><text:span text:style-name="T72">als </text:span></text:span><text:span text:style-name="Absatz-Standardschriftart"><text:span text:style-name="T76">diese</text:span></text:span><text:span text:style-name="Absatz-Standardschriftart"><text:span text:style-name="T72"> Zahl zu quadrieren.</text:span></text:span></text:p>
      <text:p text:style-name="P16"><text:span text:style-name="Absatz-Standardschriftart"><text:span text:style-name="T73">Denn kann für das Radizieren </text:span></text:span><text:span text:style-name="Absatz-Standardschriftart"><text:span text:style-name="T74">eine Bisektion benötigt werden, wohingegen Quadrier</text:span></text:span><text:span text:style-name="Absatz-Standardschriftart"><text:span text:style-name="T77">e</text:span></text:span><text:span text:style-name="Absatz-Standardschriftart"><text:span text:style-name="T74">n lediglich eine Multiplikation ist, welche direkt </text:span></text:span><text:span text:style-name="Absatz-Standardschriftart"><text:span text:style-name="T75">in der ALU ausgeführt werden kann.</text:span></text:span></text:p>
      <text:p text:style-name="P17"><text:span text:style-name="Absatz-Standardschriftart"><text:span text:style-name="T78">Somit </text:span></text:span><text:span text:style-name="Absatz-Standardschriftart"><text:span text:style-name="T79">kann man schreiben:</text:span></text:span></text:p>
      <text:p text:style-name="P17"><text:span text:style-name="Absatz-Standardschriftart"><text:span text:style-name="T79">...</text:span></text:span></text:p>
      <text:p text:style-name="P14"><text:span text:style-name="Absatz-Standardschriftart"><text:span text:style-name="T65"/></text:span></text:p>
      <text:p text:style-name="P14"><text:span text:style-name="Absatz-Standardschriftart"><text:span text:style-name="T66">Programmablaufplan </text:span></text:span><text:span text:style-name="Absatz-Standardschriftart"><text:span text:style-name="T67">u</text:span></text:span><text:span text:style-name="Absatz-Standardschriftart"><text:span text:style-name="T65">nsere</text:span></text:span><text:span text:style-name="Absatz-Standardschriftart"><text:span text:style-name="T67">r</text:span></text:span><text:span text:style-name="Absatz-Standardschriftart"><text:span text:style-name="T65"> </text:span></text:span><text:span text:style-name="Absatz-Standardschriftart"><text:span text:style-name="T66">Optimierungsmaßnamen:</text:span></text:span></text:p>
      <text:p text:style-name="P14"><text:span text:style-name="Absatz-Standardschriftart"><text:span text:style-name="T66"/></text:span></text:p>
      <text:p text:style-name="P19"><text:span text:style-name="Absatz-Standardschriftart"><text:span text:style-name="T87">Der Algorithmus kann weitergehend optimiert werden, indem man Zahlen </text:span></text:span><text:span text:style-name="Absatz-Standardschriftart"><text:span text:style-name="T90">vorab </text:span></text:span><text:span text:style-name="Absatz-Standardschriftart"><text:span text:style-name="T87">streicht. So haben wir </text:span></text:span><text:span text:style-name="Absatz-Standardschriftart"><text:span text:style-name="T88">alle Vielfachen </text:span></text:span><text:span text:style-name="Absatz-Standardschriftart"><text:span text:style-name="T89">von zwei </text:span></text:span><text:span text:style-name="Absatz-Standardschriftart"><text:span text:style-name="T91">bereits ,,gestrichen“. </text:span></text:span><text:span text:style-name="Absatz-Standardschriftart"><text:span text:style-name="T92">Daraus </text:span></text:span><text:span text:style-name="Absatz-Standardschriftart"><text:span text:style-name="T93">ergibt sich folge</text:span></text:span><text:span text:style-name="Absatz-Standardschriftart"><text:span text:style-name="T94">nde Speichereinsparung:</text:span></text:span></text:p>
      <text:p text:style-name="P19"><text:span text:style-name="Absatz-Standardschriftart"><text:span text:style-name="T94">…</text:span></text:span></text:p>
      <text:p text:style-name="P19"><text:span text:style-name="Absatz-Standardschriftart"><text:span text:style-name="T94"/></text:span></text:p>
      <text:p text:style-name="P20"><text:span text:style-name="Absatz-Standardschriftart"><text:span text:style-name="T95">Auch zeigen unsere Messungen, dass, wenn man alle Vielfachen von zwei weglässt, der Algorithmus mehr als doppelt so schnell </text:span></text:span><text:span text:style-name="Absatz-Standardschriftart"><text:span text:style-name="T96">terminiert</text:span></text:span><text:span text:style-name="Absatz-Standardschriftart"><text:span text:style-name="T95"> (Zeiteffizienz).</text:span></text:span></text:p>
      <text:p text:style-name="P20"><text:span text:style-name="Absatz-Standardschriftart"><text:span text:style-name="T95"/></text:span></text:p>
      <text:p text:style-name="P21"><text:span text:style-name="Absatz-Standardschriftart"><text:span text:style-name="T117">Calc-sheet</text:span></text:span></text:p>
      <text:p text:style-name="P12"><text:span text:style-name="Absatz-Standardschriftart"><text:span text:style-name="T57"/></text:span></text:p>
      <text:p text:style-name="P22"><text:span text:style-name="Absatz-Standardschriftart"><text:span text:style-name="T97">Wie haben wir die Zeiten gemessen?</text:span></text:span></text:p>
      <text:p text:style-name="P23"><text:span text:style-name="Absatz-Standardschriftart"><text:span text:style-name="T98">Um die Laufzeit der einzelnen Versionen des Algorithmus zu messen, </text:span></text:span><text:span text:style-name="Absatz-Standardschriftart"><text:span text:style-name="T99">verwendeten wir </text:span></text:span><text:span text:style-name="Absatz-Standardschriftart"><text:span text:style-name="T100">folgenden Quellcode:</text:span></text:span></text:p>
      <text:p text:style-name="P23"><text:span text:style-name="Absatz-Standardschriftart"><text:span text:style-name="T100">…</text:span></text:span></text:p>
      <text:p text:style-name="P23"><text:span text:style-name="Absatz-Standardschriftart"><text:span text:style-name="T100"/></text:span></text:p>
      <text:p text:style-name="P24"><text:span text:style-name="Absatz-Standardschriftart"><text:span text:style-name="T101">Es wird bewusst nicht die Zeit zum Ausgeben (printf()) mit einbezogen, da die</text:span></text:span><text:span text:style-name="Absatz-Standardschriftart"><text:span text:style-name="T109">se </text:span></text:span><text:span text:style-name="Absatz-Standardschriftart"><text:span text:style-name="T110">allgemein </text:span></text:span><text:span text:style-name="Absatz-Standardschriftart"><text:span text:style-name="T102">einen großen Anteil an Laufzeit </text:span></text:span><text:span text:style-name="Absatz-Standardschriftart"><text:span text:style-name="T103">beansprucht. </text:span></text:span><text:span text:style-name="Absatz-Standardschriftart"><text:span text:style-name="T105">Vergleicht man die folgenden Messwerte mit den obigen, </text:span></text:span><text:span text:style-name="Absatz-Standardschriftart"><text:span text:style-name="T106">so </text:span></text:span><text:span text:style-name="Absatz-Standardschriftart"><text:span text:style-name="T107">ergibt sich bei unserem optimierten Algorithmus für n = 1.000.000 eine Zeit von etwa 1389.054 </text:span></text:span><text:span text:style-name="Absatz-Standardschriftart"><text:span text:style-name="T108">Sekunden</text:span></text:span><text:span text:style-name="Absatz-Standardschriftart"><text:span text:style-name="T107"> mit Ausgabe aller Primzahlen und </text:span></text:span><text:span text:style-name="Absatz-Standardschriftart"><text:span text:style-name="T108">e</text:span></text:span><text:span text:style-name="Absatz-Standardschriftart"><text:span text:style-name="T111">tw</text:span></text:span><text:span text:style-name="Absatz-Standardschriftart"><text:span text:style-name="T120">a </text:span></text:span><text:span text:style-name="Absatz-Standardschriftart"><text:span text:style-name="T118">8.0484920487 Sekunden </text:span></text:span><text:span text:style-name="Absatz-Standardschriftart"><text:span text:style-name="T119">ohne.</text:span></text:span></text:p>
      <text:p text:style-name="P24"><text:span text:style-name="Absatz-Standardschriftart"><text:span text:style-name="T104">…</text:span></text:span></text:p>
      <text:p text:style-name="P24"><text:span text:style-name="Absatz-Standardschriftart"><text:span text:style-name="T104"/></text:span></text:p>
      <text:p text:style-name="P24"><text:span text:style-name="Absatz-Standardschriftart"><text:span text:style-name="T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ibu </meta:initial-creator>
    <dc:creator>sibu </dc:creator>
    <meta:creation-date>2017-01-30T12:58:00Z</meta:creation-date>
    <dc:date>2017-02-01T17:08:41.790203451</dc:date>
    <meta:editing-cycles>188</meta:editing-cycles>
    <meta:editing-duration>PT2H8M54S</meta:editing-duration>
    <meta:document-statistic meta:table-count="0" meta:image-count="0" meta:object-count="0" meta:page-count="3" meta:paragraph-count="72" meta:word-count="751" meta:character-count="5355" meta:non-whitespace-character-count="4712"/>
    <meta:template xlink:type="simple" xlink:actuate="onRequest" xlink:title="" xlink:href="Normal.dotm"/>
  </office:meta>
</office:document-meta>
</file>